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perty.getInstance( FOUserAgent foUserAgen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orPropert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orProper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perty.getColo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perty.getColor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perty.ColorProperty( Colo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